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DAB7FD57B46FBD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opacity="80%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shadow-opacity="80%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48cm" style:protect="position size"/>
    </style:style>
    <style:style style:name="P1" style:family="paragraph">
      <loext:graphic-properties draw:fill="none" draw:fill-color="#729fcf" draw:opacity="8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212cm" fo:margin-bottom="0cm" fo:text-align="center" fo:text-indent="0cm" style:text-autospace="none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style:text-outline="false" style:text-line-through-style="none" style:text-line-through-type="none" style:font-name="Liberation Sans1" fo:font-size="28pt" fo:language="es" fo:country="ES" fo:font-style="normal" fo:text-shadow="none" style:text-underline-style="none" fo:font-weight="bold" style:letter-kerning="true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.111cm" svg:y="0cm">
          <draw:image xlink:href="Pictures/10000000000005D600000349DAB7FD57B46FBDDD.png" xlink:type="simple" xlink:show="embed" xlink:actuate="onLoad">
            <text:p/>
          </draw:image>
        </draw:frame>
        <draw:frame draw:style-name="gr2" draw:text-style-name="P7" draw:layer="layout" svg:width="22.828cm" svg:height="11.73cm" svg:x="2.586cm" svg:y="3.02cm">
          <draw:text-box>
            <text:p text:style-name="P2"><text:span text:style-name="T1">O naufrágio</text:span></text:p>
            <text:p text:style-name="P3"><text:span text:style-name="T2">(Atos 27.1–28.10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7:13.374000000</dc:date>
    <meta:editing-duration>PT37M13S</meta:editing-duration>
    <meta:editing-cycles>24</meta:editing-cycles>
    <meta:generator>LibreOffice/5.4.7.2$Windows_X86_64 LibreOffice_project/c838ef25c16710f8838b1faec480ebba495259d0</meta:generator>
    <meta:document-statistic meta:object-count="2"/>
  </office:meta>
</office:document-meta>
</file>